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20417C1F271.png" manifest:media-type="image/png"/>
  <manifest:file-entry manifest:full-path="Pictures/10000000000000B0000000B08930A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Content_5f_v2-outline1">
      <style:graphic-properties draw:fit-to-size="shrink-to-fit"/>
    </style:style>
    <style:style style:name="md2odp-TitleText" style:family="presentation" style:display-name="md2odp-TitleText" style:parent-style-name="Content_5f_v2-title">
      <style:graphic-properties draw:auto-grow-height="true"/>
    </style:style>
    <style:style style:name="md2odp-BreakTitleText" style:family="presentation" style:display-name="md2odp-BreakTitleText" style:parent-style-name="Topic_5f_v2-title">
      <style:graphic-properties draw:auto-grow-height="true"/>
    </style:style>
    <text:list-style style:name="OutlineListStyle" style:display-name="Content_v2-outline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id="page1" draw:name="About the speaker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bout the speaker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Apache Sling PMC member</text:span></text:p>
              </text:list-item>
              <text:list-item>
                <text:p><text:span>Long-time Open Source contributor</text:span></text:p>
              </text:list-item>
              <text:list-item>
                <text:p><text:span>Working with Adobe on AEM</text:span></text:p>
              </text:list-item>
            </text:list>
          </draw:text-box>
        </draw:frame>
      </draw:page>
      <draw:page draw:id="page1" draw:name="Agenda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genda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Testing pyramid</text:span></text:p>
              </text:list-item>
              <text:list-item>
                <text:p><text:span>Testing tools in general</text:span></text:p>
              </text:list-item>
              <text:list-item>
                <text:p><text:span>Tool landscape for testing Sling applications</text:span></text:p>
              </text:list-item>
              <text:list-item>
                <text:p><text:span>Demo project </text:span></text:p>
              </text:list-item>
            </text:list>
          </draw:text-box>
        </draw:frame>
      </draw:page>
      <draw:page draw:id="page1" draw:name="Code time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Code time</text:span></text:p>
          </draw:text-box>
        </draw:frame>
      </draw:page>
      <draw:page draw:id="page1" draw:name="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 text:style-name="md2odp-TColor555555"><text:span text:style-name="md2odp-TBold">@SlingContext</text:span></text:span><text:span> </text:span><text:span text:style-name="md2odp-TColor008800"><text:span text:style-name="md2odp-TBold">public</text:span></text:span><text:span> </text:span><text:span text:style-name="md2odp-TColor333399"><text:span text:style-name="md2odp-TBold">void</text:span></text:span><text:span> </text:span><text:span text:style-name="md2odp-TColor0066BB"><text:span text:style-name="md2odp-TBold">wat</text:span></text:span><text:span text:style-name="md2odp-TColor333333">()</text:span><text:span> </text:span><text:span text:style-name="md2odp-TColor008800"><text:span text:style-name="md2odp-TBold">throws</text:span></text:span><text:span> </text:span><text:span>Exception</text:span><text:span> </text:span><text:span text:style-name="md2odp-TColor333333">{</text:span><text:span/><text:s text:c="2"/><text:span/><text:span text:style-name="md2odp-TColor333333">}</text:span><text:span>
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solid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fo:color="#ffffff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4</meta:editing-cycles>
    <meta:creation-date>2012-07-31T11:30:35</meta:creation-date>
    <dc:date>2015-08-31T15:05:40.746981803</dc:date>
    <meta:editing-duration>PT31M5S</meta:editing-duration>
    <meta:generator>lpOD Python 1.1.6</meta:generator>
    <meta:document-statistic meta:object-count="118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